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348" officeooo:paragraph-rsid="001183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i es muy buen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4" meta:character-count="18" meta:non-whitespace-character-count="15"/>
  </office:meta>
</office:document-meta>
</file>